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0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251cm" svg:height="20.24cm" svg:x="12.528cm" svg:y="5.036cm" svg:viewBox="0 0 9252 20241" draw:points="0,0 9252,0 9249,19235 8039,19261 7099,19350 6347,19486 5694,19652 4355,19995 3500,20140 2406,20241 1643,20156 1057,20074 1,19891">
          <text:p text:style-name="P5">MyType=”glideclient”</text:p>
          <text:p text:style-name="P5">Name=”reqX@client”</text:p>
          <text:p text:style-name="P5">ClientName=”client”</text:p>
          <text:p text:style-name="P5">ReqName=”reqX”</text:p>
          <text:p text:style-name="P5">ReqGlidein=”entry@factory”</text:p>
          <text:p text:style-name="P5">WebURL = "URL"</text:p>
          <text:p text:style-name="P5">WebSignType = "sha1"</text:p>
          <text:p text:style-name="P5">FrontendDescriptFile = "fname"</text:p>
          <text:p text:style-name="P5">FrontendDescriptSign = "sign"</text:p>
          <text:p text:style-name="P5">GroupDescriptFile = "fname"</text:p>
          <text:p text:style-name="P5">GroupDescriptSign = "sig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3">ReqPubKeyID=”keyID”</text:span></text:p>
          <text:p text:style-name="P5"><text:span text:style-name="T3">ReqEncKeyCode=”encKey”</text:span></text:p>
          <text:p text:style-name="P5"><text:span text:style-name="T3">GlideinEncParamXXX=”val1”</text:span></text:p>
          <text:p text:style-name="P5"><text:span text:style-name="T3">...</text:span></text:p>
          <text:p text:style-name="P5"><text:span text:style-name="T3">GlideinEncParamYYY=”valY”</text:span></text:p>
        </draw:polygon>
        <draw:rect draw:style-name="gr7" draw:text-style-name="P2" draw:layer="layout" svg:width="9.257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335cm" svg:y="16.8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9.663cm">
          <text:p text:style-name="P1"><text:span text:style-name="T1">Encrypted symmetric key</text:span></text:p>
          <draw:enhanced-geometry svg:viewBox="0 0 21600 21600" draw:text-areas="3000 3320 17110 17330" draw:type="cloud-callout" draw:modifiers="-7000.80775444265 22243.97515527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1.6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6478.7170857256 12520.2531645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2.336cm" svg:y="9.4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2T13:47:42</dc:date>
    <dc:language>en-US</dc:language>
    <meta:editing-cycles>12</meta:editing-cycles>
    <meta:editing-duration>PT148H24M36S</meta:editing-duration>
    <meta:document-statistic meta:object-count="16"/>
    <meta:user-defined meta:name="Info 1"/>
    <meta:user-defined meta:name="Info 2"/>
    <meta:user-defined meta:name="Info 3"/>
    <meta:user-defined meta:name="Info 4"/>
  </office:meta>
</office:document-meta>
</file>